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072cb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Ejercicio</text:span></text:span><text:span text:style-name="Strong_20_Emphasis">: Diseño de un Sistema de Gestión de Biblioteca utilizando Patrones de Diseño</text:span></text:p>
      <text:p text:style-name="Text_20_body"><text:span text:style-name="Strong_20_Emphasis">Objetivo:</text:span> Aplicar y evaluar el entendimiento de patrones de diseño en un contexto práctico, desarrollando un sistema de gestión de biblioteca.</text:p>
      <text:p text:style-name="Text_20_body"><text:span text:style-name="Strong_20_Emphasis">Descripción:</text:span></text:p>
      <text:list text:style-name="L1">
        <text:list-item>
          <text:p text:style-name="P1"><text:span text:style-name="Strong_20_Emphasis">Requisitos del Sistema:</text:span> Diseña un sistema de gestión de biblioteca que permita a los usuarios buscar libros, realizar préstamos, devoluciones y gestionar el inventario de libros.</text:p>
        </text:list-item>
        <text:list-item>
          <text:p text:style-name="P1"><text:span text:style-name="Strong_20_Emphasis">Identificación de Patrones de Diseño:</text:span> Identifica al menos tres patrones de diseño adecuados para este sistema. Pueden incluir patrones como Singleton para la gestión del catálogo de libros, Factory Method para la creación de préstamos, y Observer para la notificación de eventos como devoluciones de libros.</text:p>
        </text:list-item>
        <text:list-item>
          <text:p text:style-name="P1"><text:span text:style-name="Strong_20_Emphasis">Implementación del Sistema:</text:span> Utiliza JavaScript y aplica los patrones de diseño identificados para implementar el sistema de gestión de biblioteca. Asegúrate de estructurar el código de manera clara y coherente, demostrando el uso efectivo de cada patrón.</text:p>
        </text:list-item>
        <text:list-item>
          <text:p text:style-name="P1"><text:span text:style-name="Strong_20_Emphasis">Documentación y Explicación:</text:span> Prepara un documento que explique cada patrón de diseño utilizado en el sistema, junto con su propósito y cómo fue implementado específicamente en el contexto de la gestión de biblioteca. Incluye diagramas si es necesario para ilustrar las relaciones entre clases y component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23:38:16.772000000</meta:creation-date>
    <dc:date>2024-06-27T23:40:31.027000000</dc:date>
    <meta:editing-duration>PT2M14S</meta:editing-duration>
    <meta:editing-cycles>1</meta:editing-cycles>
    <meta:document-statistic meta:table-count="0" meta:image-count="0" meta:object-count="0" meta:page-count="1" meta:paragraph-count="7" meta:word-count="194" meta:character-count="1294" meta:non-whitespace-character-count="1111"/>
    <meta:generator>LibreOffice/24.2.4.2$Windows_X86_64 LibreOffice_project/51a6219feb6075d9a4c46691dcfe0cd9c4fff3c2</meta:generator>
  </office:meta>
</office:document-meta>
</file>